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P14" style:family="paragraph" style:parent-style-name="Heading_20_2" style:list-style-name="L1"/>
    <style:style style:name="P15" style:family="paragraph" style:parent-style-name="Text_20_body_20_indent" style:list-style-name="L1"/>
    <style:style style:name="P16" style:family="paragraph" style:parent-style-name="Text_20_body_20_indent" style:list-style-name="L1">
      <style:text-properties style:font-name="Palatino3" fo:font-style="normal" fo:font-weight="normal" style:font-style-asian="normal" style:font-weight-asian="normal" style:font-style-complex="normal" style:font-weight-complex="normal"/>
    </style:style>
    <style:style style:name="P17" style:family="paragraph" style:parent-style-name="Text_20_body" style:list-style-name="L1"/>
    <style:style style:name="P18"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9" style:family="paragraph" style:parent-style-name="Text_20_body" style:list-style-name="L1">
      <style:text-properties fo:font-style="normal" fo:font-weight="bold" style:font-style-asian="normal" style:font-weight-asian="bold" style:font-style-complex="normal" style:font-weight-complex="bold"/>
    </style:style>
    <style:style style:name="P20" style:family="paragraph" style:parent-style-name="Standard" style:list-style-name="L1"/>
    <style:style style:name="P21"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22"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23"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24"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29"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name="Palatino3" fo:font-size="12pt" style:font-size-asian="12pt" style:font-size-complex="12pt"/>
    </style:style>
    <style:style style:name="T20" style:family="text">
      <style:text-properties style:font-name="Palatino3" fo:font-size="12pt" fo:language="en" fo:country="US" style:font-size-asian="12pt" style:font-size-complex="12pt"/>
    </style:style>
    <style:style style:name="T21" style:family="text">
      <style:text-properties style:text-position="super 58%"/>
    </style:style>
    <style:style style:name="T22" style:family="text">
      <style:text-properties fo:color="#ff3333"/>
    </style:style>
    <style:style style:name="T23" style:family="text">
      <style:text-properties fo:color="#ff3333" fo:font-weight="normal" style:font-weight-asian="normal" style:font-weight-complex="normal"/>
    </style:style>
    <style:style style:name="T24" style:family="text">
      <style:text-properties fo:color="#ff3333" style:font-name="Palatino3" fo:font-size="12pt" fo:language="en" fo:country="US" style:font-size-asian="12pt" style:font-size-complex="12pt"/>
    </style:style>
    <style:style style:name="T25" style:family="text">
      <style:text-properties style:font-name="Palatino3"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text:p>
      <text:p text:style-name="P4"/>
      <text:p text:style-name="P4">12<text:span text:style-name="T21">th</text:span> of July 2018</text:p>
      <text:p text:style-name="P4"/>
      <text:p text:style-name="P4">Nico Krause</text:p>
      <text:p text:style-name="P3"><text:span text:style-name="T10">(</text:span><text:a xlink:type="simple" xlink:href="mailto:nico@le-space.de" text:style-name="Internet_20_link" text:visited-style-name="Visited_20_Internet_20_Link">nico@le-space.de</text:a><text:span text:style-name="T10">)</text:span></text:p>
      <text:p text:style-name="P4"/>
      <text:p text:style-name="P4"/>
      <text:p text:style-name="P3"><text:a xlink:type="simple" xlink:href="http://www.doichain.org/" text:style-name="Internet_20_link" text:visited-style-name="Visited_20_Internet_20_Link"><text:span text:style-name="T10">www.doichain.org</text:span></text:a></text:p>
      <text:p text:style-name="P4"/>
      <text:p text:style-name="P4"/>
      <text:p text:style-name="P5"/>
      <text:p text:style-name="P6"><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11">1.Summary<text:tab/>2</text:p>
          <text:p text:style-name="P12">Problem and challenge<text:tab/>2</text:p>
          <text:p text:style-name="P12">Affected parties<text:tab/>3</text:p>
          <text:p text:style-name="P12">Solutions with the aid of a blockchain<text:tab/>4</text:p>
          <text:p text:style-name="P11">2.Background and motivation<text:tab/>4</text:p>
          <text:p text:style-name="P11">3.Doichain dApp<text:tab/>4</text:p>
          <text:p text:style-name="P12">The machine2machine interface:<text:tab/>4</text:p>
          <text:p text:style-name="P12">The human interface<text:tab/>6</text:p>
          <text:p text:style-name="P11">4.Doichain Node<text:tab/>7</text:p>
          <text:p text:style-name="P11">5.The Atomic Double-Opt-In<text:tab/>8</text:p>
          <text:p text:style-name="P12">Sceneario with three players Alice (website owner), Peter (internet user), Bob (mail provider). <text:tab/>8</text:p>
          <text:p text:style-name="P12">Sequence Diagram<text:tab/>9</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70223215941196932" text:style-name="Numbering_20_1">
        <text:list-item>
          <text:h text:style-name="Heading_20_1" text:outline-level="1"><text:soft-page-break/>Summary</text:h>
        </text:list-item>
      </text:list>
      <text:h text:style-name="Heading_20_2" text:outline-level="2"><text:bookmark text:name="docs-internal-guid-55acbd25-69af-66f0-a597-529a8eb7be9e"/>Problem and challenge</text:h>
      <text:list xml:id="list4077089265831357087" text:style-name="L1">
        <text:list-item>
          <text:list>
            <text:list-header>
              <text:p text:style-name="P21">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21"><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
        </text:list-item>
      </text:list>
      <text:h text:style-name="Heading_20_2" text:outline-level="2">Affected parties</text:h>
      <text:list xml:id="list2006493799" text:continue-numbering="true" text:style-name="L1">
        <text:list-item>
          <text:list>
            <text:list-item>
              <text:list>
                <text:list-item>
                  <text:p text:style-name="P22">Owner of an email address</text:p>
                  <text:p text:style-name="P23"><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23"><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23"><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oft-page-break/><text:span text:style-name="T4">significantly damage the reputation and complicates email marketing or even renders it impossible.<text:line-break/></text:span></text:p>
                </text:list-item>
                <text:list-item>
                  <text:p text:style-name="P23"><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23"><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21"/>
                </text:list-item>
                <text:list-item>
                  <text:p text:style-name="P22">Courts</text:p>
                  <text:p text:style-name="P21">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2066198687" text:continue-list="list2006493799" text:style-name="L1">
        <text:list-item>
          <text:list>
            <text:list-item>
              <text:list>
                <text:list-item text:start-value="1">
                  <text:p text:style-name="P21">The owner of an email address registers himself in an online-form and confirms his agreement.</text:p>
                </text:list-item>
                <text:list-item>
                  <text:p text:style-name="P21">The Address generators send the email addresses to a decentralized app (dApp) from the affected mail server provider. Next up the appropriate Single-Opt-In entry (SOI) takes place in the DOIChain.</text:p>
                </text:list-item>
                <text:list-item>
                  <text:p text:style-name="P21">The receiving node's DApp sends and email to the receiver and prompts him to confirm the asserted agreement with a click on a link.</text:p>
                </text:list-item>
                <text:list-item>
                  <text:p text:style-name="P21">The email receiver clicks on the DOI-link.</text:p>
                </text:list-item>
                <text:list-item>
                  <text:p text:style-name="P21">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503904607" text:continue-list="list270223215941196932" text:style-name="Numbering_20_1">
        <text:list-item>
          <text:h text:style-name="Heading_20_1" text:outline-level="1"><text:soft-page-break/>Background and motivation</text:h>
        </text:list-item>
      </text:list>
      <text:list xml:id="list308173216" text:continue-list="list2066198687" text:style-name="L1">
        <text:list-header>
          <text:p text:style-name="P18">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list xml:id="list595631883" text:continue-list="list503904607" text:style-name="Numbering_20_1">
        <text:list-item>
          <text:h text:style-name="Heading_20_1" text:outline-level="1">Doichain dApp</text:h>
        </text:list-item>
      </text:list>
      <text:list xml:id="list75242402" text:continue-list="list308173216" text:style-name="L1">
        <text:list-header>
          <text:p text:style-name="P24">The dApp works as an interface for the blockchain, that is readable and writable by both humans and machines.</text:p>
        </text:list-header>
      </text:list>
      <text:h text:style-name="Heading_20_2" text:outline-level="2"><text:span text:style-name="T14">The machine2machine interface</text:span>:</text:h>
      <text:list xml:id="list590129466" text:continue-numbering="true" text:style-name="L1">
        <text:list-header>
          <text:p text:style-name="P19">A REST-API for three different modes</text:p>
          <text:list text:continue-numbering="true">
            <text:list-item>
              <text:p text:style-name="P24"><text:span text:style-name="T17">Send-Mode: </text:span><text:span text:style-name="T16">I</text:span>s used by parties which store and send SOIs (Single-Opt-In), request unconfirmed and export confirmed DOIs (Double-Opt-In). (For simplicity we call this party Alice)</text:p>
              <text:list>
                <text:list-item>
                  <text:p text:style-name="P25">URL /opt-in (POST, authentication required) (Parameter: sender email, recipient email, auth token, userId):</text:p>
                  <text:p text:style-name="P24">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pan text:style-name="T22">TXT value</text:span>). <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25">URL /opt-in (PUT) (Parameter: nameId of DOI, signature of DOI):</text:p>
                  <text:p text:style-name="P24">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line-break/></text:p>
                </text:list-item>
              </text:list>
            </text:list-item>
          </text:list>
        </text:list-header>
      </text:list>
      <text:p text:style-name="P8"/>
      <text:p text:style-name="P8"/>
      <text:p text:style-name="P8"/>
      <text:p text:style-name="P8"/>
      <text:p text:style-name="P8"/>
      <text:p text:style-name="P8"/>
      <text:list xml:id="list2085400351" text:continue-numbering="true" text:style-name="L1">
        <text:list-item>
          <text:list>
            <text:list-item>
              <text:list>
                <text:list-item>
                  <text:p text:style-name="P25"><text:soft-page-break/>URL /doi-mail (GET) (Parameter: nameId of DOI, signature DOI):</text:p>
                  <text:p text:style-name="P24">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24"><text:span text:style-name="T18">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24"/>
                    </text:list-header>
                  </text:list>
                </text:list-item>
              </text:list>
            </text:list-item>
            <text:list-item>
              <text:p text:style-name="P26">Confirm-Mode: <text:span text:style-name="T9">Is used by the party, which receives unconfirmed SOI transactions (Bob/Peter) and transfers confirmed DOI's back to Alice </text:span></text:p>
              <text:list>
                <text:list-item>
                  <text:p text:style-name="P25">URL /opt-in/confirm/:hash (GET)</text:p>
                  <text:p text:style-name="P24">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25">URL /walletNotify (GET) (Parameter: tx – the transaction id of an incoming SOI)<text:line-break/><text:span text:style-name="T9">Is called by a script of Bob's Doichain node (walletnotify), as soon as a transaction arrives. Alice read Bob´s public key (Doichain address) from the </text:span><text:span text:style-name="T23">DNS TXT value</text:span><text:span text:style-name="T9">.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26">Verify-Mode: <text:span text:style-name="T9">Can be used by all involved parties to verify and validate a given DOI permission. In the future it can be used by a SMTP filter, to validate an incoming email containing special </text:span><text:span text:style-name="T23">DOI-SMTP-headers</text:span><text:span text:style-name="T9">.</text:span></text:p>
              <text:list>
                <text:list-item>
                  <text:p text:style-name="P24"><text:span text:style-name="T17">URL /verify (GET) (Parameter: name_id, signature, sender_email, recipient_email) </text:span><text:span text:style-name="T14"><text:line-break/></text:span><text:span text:style-name="T16">Reads the DOI-entry from the Doichain via the name_id (given in the SMTP-DOI-header). It validates two signatures: </text:span></text:p>
                  <text:list>
                    <text:list-item>
                      <text:list>
                        <text:list-item>
                          <text:p text:style-name="P27">The SOI-signature gets validated via public key given in the SMTP-DOI-Header using a string built from sender_email and recipient_email.</text:p>
                        </text:list-item>
                        <text:list-item>
                          <text:p text:style-name="P29"><text:span text:style-name="T20">The DOI-signature gets validated via public key given by the </text:span><text:span text:style-name="T24">DNS TXT attribute</text:span><text:span text:style-name="T20"> using a string built from the first signature.<text:line-break/> </text:span></text:p>
                        </text:list-item>
                      </text:list>
                    </text:list-item>
                  </text:list>
                </text:list-item>
              </text:list>
            </text:list-item>
          </text:list>
        </text:list-item>
      </text:list>
      <text:h text:style-name="P13" text:outline-level="2"><text:soft-page-break/>The human interface</text:h>
      <text:list xml:id="list1102043705" text:continue-list="list2085400351" text:style-name="L1">
        <text:list-item>
          <text:list>
            <text:list-item>
              <text:list>
                <text:list-item text:start-value="1">
                  <text:p text:style-name="P24">Account Balance (Doi)</text:p>
                </text:list-item>
                <text:list-item>
                  <text:p text:style-name="P24">Query NameId's and DOI's</text:p>
                </text:list-item>
                <text:list-item>
                  <text:p text:style-name="P24">Wallet Transactions </text:p>
                </text:list-item>
                <text:list-item>
                  <text:p text:style-name="P24">Wallet Accounts &amp; Addresses</text:p>
                </text:list-item>
                <text:list-item>
                  <text:p text:style-name="P24">Walletfunctions (e.g. sendToAddress, MultiSig)</text:p>
                </text:list-item>
                <text:list-item>
                  <text:p text:style-name="P24">Verify DOI's with sender and recipient address, public key and nameId</text:p>
                </text:list-item>
                <text:list-item>
                  <text:p text:style-name="P24">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861041695" text:continue-list="list595631883" text:style-name="Numbering_20_1">
        <text:list-item>
          <text:h text:style-name="Heading_20_1" text:outline-level="1"><text:soft-page-break/>Doichain Node</text:h>
        </text:list-item>
      </text:list>
      <text:list xml:id="list494417867" text:continue-list="list1102043705" text:style-name="L1">
        <text:list-header>
          <text:p text:style-name="P20"><text:span text:style-name="T11">Is a Namecoin (Bitcoin) based software fork with new genesis block and other modifications. The Dochain team added a new rpc-command </text:span><text:span text:style-name="T12">“name_doi”</text:span><text:span text:style-name="T11"> which takes two to three arguments:<text:line-break/><text:line-break/></text:span><text:span text:style-name="T14">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19"><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925807561" text:continue-list="list861041695" text:style-name="Numbering_20_1">
        <text:list-item>
          <text:h text:style-name="Heading_20_1" text:outline-level="1"><text:soft-page-break/>The Atomic Double-Opt-In</text:h>
        </text:list-item>
      </text:list>
      <text:list xml:id="list1033097278" text:continue-list="list494417867" text:style-name="L1">
        <text:list-header>
          <text:p text:style-name="P24">A Double-Opt-In (DOI) is a two step procedure required by European Data Protection Law when a website onwer collects email addresses from website users in order to send them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24"/>
          <text:p text:style-name="P24">Doichain steps in here and for a first quick overview and easier understanding we assume a simple scenario:<text:line-break/></text:p>
          <text:list>
            <text:list-item>
              <text:h text:style-name="P14" text:outline-level="2" text:restart-numbering="true" text:start-value="-1">Sceneario with three players Alice (website owner), Peter (internet user), Bob (mail provider). </text:h>
              <text:p text:style-name="P17"><text:span text:style-name="T15">Alice owns a website with connected Doichain node and Doichain dApp. She wants to send a newsletter to Peter. We further assume the email of Peter is hosted with Bob' mail-server with connected Doichain Node and dApp.</text:span></text:p>
              <text:list>
                <text:list-item>
                  <text:p text:style-name="P17">At First, Peter submits his email address on Alice's newsletter form while the application server of Alice saves Peters email address locally and forwards the email address of the sender (Alice's) and the recipient (Peter's) to the local Doichain dApp by posting to a REST-API.</text:p>
                </text:list-item>
                <text:list-item>
                  <text:p text:style-name="P16">The Doichain dApp, generates unique Hash-key, which we call historically correct NameId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text:soft-page-break/>Bob's mail-server also has a connected Doichain node ( and public-key), 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16">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16">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5"><text:span text:style-name="T25">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item>
              <text:h text:style-name="P14" text:outline-level="2">Co-Registration Scenario </text:h>
            </text:list-item>
          </text:list>
        </text:list-header>
      </text:list>
      <text:p text:style-name="Text_20_body_20_indent"><text:tab/>Alice is a Email-Marketing-Company and provide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h text:style-name="Heading_20_2" text:outline-level="2">Sequence Diagram</text:h>
      <text:list xml:id="list1719612486" text:continue-numbering="true" text:style-name="L1">
        <text:list-item>
          <text:list>
            <text:list-header>
              <text:p text:style-name="P2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18T14:14:11</dc:date>
    <meta:editing-duration>P6DT9H28M45S</meta:editing-duration>
    <meta:editing-cycles>235</meta:editing-cycles>
    <meta:generator>OpenOffice/4.1.5$Unix OpenOffice.org_project/415m1$Build-9789</meta:generator>
    <dc:creator>Nico Krause</dc:creator>
    <meta:document-statistic meta:table-count="0" meta:image-count="0" meta:object-count="0" meta:page-count="11" meta:paragraph-count="99" meta:word-count="2481" meta:character-count="15708"/>
  </office:meta>
</office:document-meta>
</file>